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453cm"/>
    </style:style>
    <style:style style:name="gr2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38cm" fo:min-width="2.22cm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fo:min-height="0.524cm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38cm" fo:min-width="1.331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fo:min-height="0.486cm"/>
    </style:style>
    <style:style style:name="gr9" style:family="graphic" style:parent-style-name="standard">
      <style:graphic-properties draw:stroke="none" svg:stroke-color="#000000" draw:fill="none" draw:fill-color="#ffffff" fo:min-height="0.412cm"/>
    </style:style>
    <style:style style:name="gr1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38cm" fo:min-width="4.506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 draw:fill-color="#ffffff"/>
      <style:text-properties fo:font-size="10.5pt" style:font-size-asian="10.5pt" style:font-size-complex="10.5pt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  <style:text-properties fo:font-size="10.5pt" style:font-size-asian="10.5pt" style:font-size-complex="10.5pt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588cm" svg:height="0.703cm" svg:x="6.969cm" svg:y="9.314cm">
          <draw:text-box>
            <text:p><text:span text:style-name="T1">[tempo_chegada_T &gt;= tempo]</text:span></text:p>
          </draw:text-box>
        </draw:frame>
        <draw:custom-shape draw:style-name="gr2" draw:text-style-name="P2" xml:id="id1" draw:id="id1" draw:layer="layout" svg:width="0.762cm" svg:height="0.762cm" svg:x="12.8cm" svg:y="3.0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2" draw:id="id2" draw:layer="layout" svg:width="2.794cm" svg:height="0.762cm" svg:x="11.784cm" svg:y="5.131cm">
          <text:p text:style-name="P3"><text:span text:style-name="T1">T: prox. taref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3" draw:id="id3" draw:layer="layout" svg:width="0.762cm" svg:height="0.762cm" svg:x="12.8cm" svg:y="9.56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5" draw:text-style-name="P1" draw:layer="layout" svg:width="5.334cm" svg:height="0.774cm" svg:x="13.246cm" svg:y="9.302cm">
          <draw:text-box>
            <text:p><text:span text:style-name="T1">[tempo_chegada_T &lt; tempo]</text:span></text:p>
          </draw:text-box>
        </draw:frame>
        <draw:custom-shape draw:style-name="gr6" draw:text-style-name="P4" xml:id="id10" draw:id="id10" draw:layer="layout" svg:width="1.905cm" svg:height="0.762cm" svg:x="18.685cm" svg:y="9.568cm">
          <text:p text:style-name="P3"><text:span text:style-name="T1">enfileira 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7" draw:id="id7" draw:layer="layout" svg:width="4.445cm" svg:height="0.762cm" svg:x="2.558cm" svg:y="11.532cm">
          <text:p text:style-name="P3"><text:span text:style-name="T1">Desenfileira T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8" draw:id="id8" draw:layer="layout" svg:width="5.08cm" svg:height="0.762cm" svg:x="2.24cm" svg:y="13.564cm">
          <text:p text:style-name="P3"><text:span text:style-name="T1">tempo = tempo_chegada_T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9" draw:id="id9" draw:layer="layout" svg:width="7.62cm" svg:height="2.54cm" svg:x="9.371cm" svg:y="12.675cm">
          <text:p text:style-name="P3"><text:span text:style-name="T1">processa T1:</text:span></text:p>
          <text:p text:style-name="P3"><text:span text:style-name="T1">temponecessario_T1: taman_T1 / capacidade</text:span></text:p>
          <text:p text:style-name="P3"><text:span text:style-name="T1">tempo = tempo + temponecessario_T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4" draw:id="id4" draw:layer="layout" svg:width="0.762cm" svg:height="0.762cm" svg:x="4.399cm" svg:y="9.56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8" draw:text-style-name="P1" draw:layer="layout" svg:width="3.098cm" svg:height="0.736cm" svg:x="2.162cm" svg:y="10.365cm">
          <draw:text-box>
            <text:p><text:span text:style-name="T1">[fila não vazia]</text:span></text:p>
          </draw:text-box>
        </draw:frame>
        <draw:frame draw:style-name="gr9" draw:text-style-name="P1" draw:layer="layout" svg:width="2.296cm" svg:height="0.662cm" svg:x="2.887cm" svg:y="8.617cm">
          <draw:text-box>
            <text:p><text:span text:style-name="T1">[fila vazia]</text:span></text:p>
          </draw:text-box>
        </draw:frame>
        <draw:custom-shape draw:style-name="gr10" draw:text-style-name="P4" xml:id="id5" draw:id="id5" draw:layer="layout" svg:width="5.08cm" svg:height="0.762cm" svg:x="2.24cm" svg:y="7.166cm">
          <text:p text:style-name="P3"><text:span text:style-name="T1">tempo = tempo_chegada_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6" draw:id="id6" draw:layer="layout" svg:width="7.561cm" svg:height="2.54cm" svg:x="1cm" svg:y="3.54cm">
          <text:p text:style-name="P3"><text:span text:style-name="T1">processa T:</text:span></text:p>
          <text:p text:style-name="P3"><text:span text:style-name="T1">temponecessario_T: taman_T / capacidade</text:span></text:p>
          <text:p text:style-name="P3"><text:span text:style-name="T1">tempo = tempo + temponecessario_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6" draw:layer="layout" draw:type="line" svg:x1="13.181cm" svg:y1="3.794cm" svg:x2="13.181cm" svg:y2="5.131cm" draw:start-shape="id1" draw:start-glue-point="8" draw:end-shape="id2" draw:end-glue-point="0" svg:d="M13181 3794v1337" svg:viewBox="0 0 1 1338">
          <text:p/>
        </draw:connector>
        <draw:connector draw:style-name="gr11" draw:text-style-name="P6" draw:layer="layout" draw:type="line" svg:x1="13.181cm" svg:y1="5.893cm" svg:x2="13.181cm" svg:y2="9.568cm" draw:start-shape="id2" draw:start-glue-point="2" draw:end-shape="id3" draw:end-glue-point="4" svg:d="M13181 5893v3675" svg:viewBox="0 0 1 3676">
          <text:p/>
        </draw:connector>
        <draw:connector draw:style-name="gr11" draw:text-style-name="P6" draw:layer="layout" draw:type="line" svg:x1="12.8cm" svg:y1="9.949cm" svg:x2="5.161cm" svg:y2="9.949cm" draw:start-shape="id3" draw:start-glue-point="5" draw:end-shape="id4" draw:end-glue-point="7" svg:d="M12800 9949h-7639" svg:viewBox="0 0 7640 1">
          <text:p/>
        </draw:connector>
        <draw:connector draw:style-name="gr11" draw:text-style-name="P6" draw:layer="layout" draw:type="line" svg:x1="4.78cm" svg:y1="9.568cm" svg:x2="4.78cm" svg:y2="7.928cm" draw:start-shape="id4" draw:start-glue-point="4" draw:end-shape="id5" draw:end-glue-point="2" svg:d="M4780 9568v-1640" svg:viewBox="0 0 1 1641">
          <text:p/>
        </draw:connector>
        <draw:connector draw:style-name="gr11" draw:text-style-name="P6" draw:layer="layout" draw:type="line" svg:x1="4.78cm" svg:y1="7.166cm" svg:x2="4.78cm" svg:y2="6.08cm" draw:start-shape="id5" draw:start-glue-point="0" draw:end-shape="id6" draw:end-glue-point="2" svg:d="M4780 7166v-1086" svg:viewBox="0 0 1 1087">
          <text:p/>
        </draw:connector>
        <draw:connector draw:style-name="gr11" draw:text-style-name="P6" draw:layer="layout" draw:type="line" svg:x1="4.78cm" svg:y1="10.33cm" svg:x2="4.78cm" svg:y2="11.532cm" draw:start-shape="id4" draw:start-glue-point="6" draw:end-shape="id7" draw:end-glue-point="0" svg:d="M4780 10330v1202" svg:viewBox="0 0 1 1203">
          <text:p/>
        </draw:connector>
        <draw:connector draw:style-name="gr11" draw:text-style-name="P6" draw:layer="layout" draw:type="line" svg:x1="7.32cm" svg:y1="13.945cm" svg:x2="9.371cm" svg:y2="13.945cm" draw:start-shape="id8" draw:start-glue-point="1" draw:end-shape="id9" svg:d="M7320 13945h2051" svg:viewBox="0 0 2052 1">
          <text:p/>
        </draw:connector>
        <draw:connector draw:style-name="gr11" draw:text-style-name="P6" draw:layer="layout" svg:x1="19.637cm" svg:y1="9.568cm" svg:x2="14.578cm" svg:y2="5.512cm" draw:start-shape="id10" draw:start-glue-point="0" draw:end-shape="id2" draw:end-glue-point="1" svg:d="M19637 9568v-4056h-5059" svg:viewBox="0 0 5060 4057">
          <text:p/>
        </draw:connector>
        <draw:connector draw:style-name="gr11" draw:text-style-name="P6" draw:layer="layout" draw:type="line" svg:x1="13.562cm" svg:y1="9.949cm" svg:x2="18.685cm" svg:y2="9.949cm" draw:start-shape="id3" draw:start-glue-point="7" draw:end-shape="id10" draw:end-glue-point="3" svg:d="M13562 9949h5123" svg:viewBox="0 0 5124 1">
          <text:p/>
        </draw:connector>
        <draw:connector draw:style-name="gr11" draw:text-style-name="P6" draw:layer="layout" draw:type="line" svg:x1="4.78cm" svg:y1="12.294cm" svg:x2="4.78cm" svg:y2="13.564cm" draw:start-shape="id7" draw:start-glue-point="2" draw:end-shape="id8" draw:end-glue-point="0" svg:d="M4780 12294v1270" svg:viewBox="0 0 1 1271">
          <text:p/>
        </draw:connector>
        <draw:connector draw:style-name="gr11" draw:text-style-name="P6" draw:layer="layout" svg:x1="8.561cm" svg:y1="4.81cm" svg:x2="11.784cm" svg:y2="5.512cm" draw:start-shape="id6" draw:end-shape="id2" draw:end-glue-point="3" svg:d="M8561 4810h1612v702h1611" svg:viewBox="0 0 3224 703">
          <text:p/>
        </draw:connector>
        <draw:connector draw:style-name="gr11" draw:text-style-name="P6" draw:layer="layout" svg:x1="13.181cm" svg:y1="12.675cm" svg:x2="13.181cm" svg:y2="10.33cm" draw:start-shape="id9" draw:start-glue-point="0" draw:end-shape="id3" draw:end-glue-point="6" svg:d="M13181 12675v-2345" svg:viewBox="0 0 1 234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7T18:34:24.053656916</meta:creation-date>
    <dc:date>2016-06-07T21:01:17.781000000</dc:date>
    <meta:editing-duration>PT1H21M28S</meta:editing-duration>
    <meta:editing-cycles>26</meta:editing-cycles>
    <meta:generator>LibreOffice/5.1.0.3$Windows_X86_64 LibreOffice_project/5e3e00a007d9b3b6efb6797a8b8e57b51ab1f737</meta:generator>
    <meta:document-statistic meta:object-count="26"/>
  </office:meta>
</office:document-meta>
</file>